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de9" officeooo:paragraph-rsid="001e8de9"/>
    </style:style>
    <style:style style:name="P2" style:family="paragraph" style:parent-style-name="Standard">
      <style:text-properties fo:font-size="10pt" officeooo:rsid="001e8de9" officeooo:paragraph-rsid="001e8de9" style:font-size-asian="8.75pt" style:font-size-complex="10pt"/>
    </style:style>
    <style:style style:name="P3" style:family="paragraph" style:parent-style-name="Standard">
      <style:text-properties fo:font-size="12pt" officeooo:rsid="001f37f0" officeooo:paragraph-rsid="001f37f0" style:font-size-asian="10.5pt" style:font-size-complex="12pt"/>
    </style:style>
    <style:style style:name="P4" style:family="paragraph" style:parent-style-name="Standard">
      <style:text-properties fo:font-size="12pt" officeooo:rsid="00201cdb" officeooo:paragraph-rsid="00201cdb" style:font-size-asian="10.5pt" style:font-size-complex="12pt"/>
    </style:style>
    <style:style style:name="P5" style:family="paragraph" style:parent-style-name="Standard">
      <style:paragraph-properties fo:break-before="page"/>
      <style:text-properties fo:font-size="12pt" officeooo:rsid="001f37f0" officeooo:paragraph-rsid="001f37f0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.</text:p>
      <text:p text:style-name="P2">This is in ten-point font.</text:p>
      <text:p text:style-name="P2"/>
      <text:p text:style-name="P5">This is page two.</text:p>
      <text:p text:style-name="P3"/>
      <text:p text:style-name="P4">It has more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9:25:40.426492345</meta:creation-date>
    <dc:date>2017-08-21T09:41:33.779332375</dc:date>
    <meta:editing-duration>PT5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" meta:word-count="17" meta:character-count="75" meta:non-whitespace-character-count="62"/>
  </office:meta>
</office:document-meta>
</file>